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4e5d7" officeooo:paragraph-rsid="0004e5d7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04e5d7" officeooo:paragraph-rsid="0004e5d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ategorize each of the following research questions as "good" or "bad", and provide alternative formulations for the bad ones. Save your responses in a document of some kind, submit a link below, and discuss your reasoning with your mentor.</text:p>
      <text:list xml:id="list2004359231" text:style-name="L1">
        <text:list-item>
          <text:p text:style-name="P3">What is the 1994 rate of juvenile delinquency in the U.S.? </text:p>
        </text:list-item>
      </text:list>
      <text:p text:style-name="P4">Good!</text:p>
      <text:list xml:id="list145038885187322" text:continue-numbering="true" text:style-name="L1">
        <text:list-item>
          <text:p text:style-name="P3">What can we do to reduce juvenile delinquency in the U.S.? </text:p>
        </text:list-item>
      </text:list>
      <text:p text:style-name="P4">Bad! It is too broad! Maybe a question like; Does household income effect juvenile delinquency?</text:p>
      <text:list xml:id="list145039416302132" text:continue-numbering="true" text:style-name="L1">
        <text:list-item>
          <text:p text:style-name="P3">Does education play a role in reducing juvenile delinquents' return to crime? </text:p>
        </text:list-item>
      </text:list>
      <text:p text:style-name="P4">Good!</text:p>
      <text:list xml:id="list145039647170539" text:continue-numbering="true" text:style-name="L1">
        <text:list-item>
          <text:p text:style-name="P3">How many customers does AT&amp;T currently serve in Washington, DC? </text:p>
        </text:list-item>
      </text:list>
      <text:p text:style-name="P4">Good!</text:p>
      <text:list xml:id="list145039067433218" text:continue-numbering="true" text:style-name="L1">
        <text:list-item>
          <text:p text:style-name="P3">What factors lead consumers to choose AT&amp;T over other service providers? </text:p>
        </text:list-item>
      </text:list>
      <text:p text:style-name="P4">Bad! It needs to be more specific! Does cost lead consumers to choose AT&amp;T over other service providers?</text:p>
      <text:list xml:id="list145039929635497" text:continue-numbering="true" text:style-name="L1">
        <text:list-item>
          <text:p text:style-name="P3">How can AT&amp;T attract more customers? </text:p>
        </text:list-item>
      </text:list>
      <text:p text:style-name="P4">Bad! It needs to be more specific!</text:p>
      <text:list xml:id="list145039072585020" text:continue-numbering="true" text:style-name="L1">
        <text:list-item>
          <text:p text:style-name="P3">Why did the Challenger Shuttle explode? </text:p>
        </text:list-item>
      </text:list>
      <text:p text:style-name="P4">Good!</text:p>
      <text:list xml:id="list145040235601377" text:continue-numbering="true" text:style-name="L1">
        <text:list-item>
          <text:p text:style-name="P3">Which genes are associated with increased risk of breast cancer? </text:p>
        </text:list-item>
      </text:list>
      <text:p text:style-name="P4">Good!</text:p>
      <text:list xml:id="list145039800151894" text:continue-numbering="true" text:style-name="L1">
        <text:list-item>
          <text:p text:style-name="P3">Is it better to read to children at night or in the morning? </text:p>
        </text:list-item>
      </text:list>
      <text:p text:style-name="P4">Bad! It is not clear what better is referring to. Alternative: Do kids remember books more when read to at night or in the morning. </text:p>
      <text:list xml:id="list145039309284258" text:continue-numbering="true" text:style-name="L1">
        <text:list-item>
          <text:p text:style-name="P1">How does Google’s search algorithm work? </text:p>
        </text:list-item>
      </text:list>
      <text:p text:style-name="P2">Bad! It needs a continuous or binary answer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4:42:47.859599966</meta:creation-date>
    <dc:date>2018-09-10T14:50:33.579570584</dc:date>
    <meta:editing-duration>PT7M47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21" meta:word-count="223" meta:character-count="1272" meta:non-whitespace-character-count="1069"/>
  </office:meta>
</office:document-meta>
</file>